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pattsK" table:style-name="ta1">
        <table:shapes>
          <draw:frame draw:z-index="0" draw:style-name="gr1" draw:text-style-name="P1" svg:width="159.99mm" svg:height="89.99mm" svg:x="100.14mm" svg:y="1mm">
            <loext:p draw:notify-on-update-of-ranges="100pattsK.A1:100pattsK.A1 100pattsK.A2:100pattsK.A8 100pattsK.C1:100pattsK.C1 100pattsK.C2:100pattsK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xt size (N)</text:p>
          </table:table-cell>
          <table:table-cell table:style-name="ce1" office:value-type="string" calcext:value-type="string">
            <text:p>Processing Time</text:p>
          </table:table-cell>
          <table:table-cell table:style-name="ce1" office:value-type="string" calcext:value-type="string">
            <text:p>Log Time</text:p>
          </table:table-cell>
          <table:table-cell table:style-name="ce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6" calcext:value-type="float">
            <text:p>0.26</text:p>
          </table:table-cell>
          <table:table-cell table:formula="of:=LOG([.B2];2)" office:value-type="float" office:value="-1.94341647163363" calcext:value-type="float">
            <text:p>-1.9434164716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45" calcext:value-type="float">
            <text:p>0.45</text:p>
          </table:table-cell>
          <table:table-cell table:formula="of:=LOG([.B3];2)" office:value-type="float" office:value="-1.15200309344505" calcext:value-type="float">
            <text:p>-1.1520030934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74" calcext:value-type="float">
            <text:p>0.74</text:p>
          </table:table-cell>
          <table:table-cell table:formula="of:=LOG([.B4];2)" office:value-type="float" office:value="-0.434402824145775" calcext:value-type="float">
            <text:p>-0.4344028241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54" calcext:value-type="float">
            <text:p>1.54</text:p>
          </table:table-cell>
          <table:table-cell table:formula="of:=LOG([.B5];2)" office:value-type="float" office:value="0.622930350920177" calcext:value-type="float">
            <text:p>0.6229303509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.21" calcext:value-type="float">
            <text:p>3.21</text:p>
          </table:table-cell>
          <table:table-cell table:formula="of:=LOG([.B6];2)" office:value-type="float" office:value="1.68257329734758" calcext:value-type="float">
            <text:p>1.6825732973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6.41" calcext:value-type="float">
            <text:p>6.41</text:p>
          </table:table-cell>
          <table:table-cell table:formula="of:=LOG([.B7];2)" office:value-type="float" office:value="2.68032435684402" calcext:value-type="float">
            <text:p>2.6803243568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3.02" calcext:value-type="float">
            <text:p>13.02</text:p>
          </table:table-cell>
          <table:table-cell table:formula="of:=LOG([.B8];2)" office:value-type="float" office:value="3.70265754339091" calcext:value-type="float">
            <text:p>3.7026575434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1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4:26:48.372303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4:01.009751686</meta:creation-date>
    <dc:date>2018-01-22T17:55:20.304353943</dc:date>
    <meta:editing-duration>PT4H58M20S</meta:editing-duration>
    <meta:editing-cycles>18</meta:editing-cycles>
    <meta:generator>LibreOffice/5.1.4.2$Linux_X86_64 LibreOffice_project/10m0$Build-2</meta:generator>
    <meta:document-statistic meta:table-count="1" meta:cell-count="2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100pattsK.A1:100pattsK.A8 100pattsK.C1:100pattsK.C8" chart:data-source-has-labels="both" svg:x="0.32cm" svg:y="0.18cm" svg:width="11.397cm" svg:height="8.64cm">
          <chartooo:coordinate-region svg:x="0.862cm" svg:y="0.379cm" svg:width="10.191cm" svg:height="8.242cm"/>
          <chart:axis chart:dimension="x" chart:name="primary-x" chart:style-name="ch4" chartooo:axis-type="auto">
            <chartooo:date-scale/>
            <chart:categories table:cell-range-address="100pattsK.A2:100pattsK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00pattsK.C2:100pattsK.C8" chart:label-cell-address="100pattsK.C1:100pattsK.C1" chart:class="chart:line"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Time</text:p>
                <draw:g>
                  <svg:desc>100pattsK.C1:100pattsK.C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100pattsK.A2:100pattsK.A8</svg:desc>
                </draw:g>
              </table:table-cell>
              <table:table-cell office:value-type="float" office:value="-1.94341647163363">
                <text:p>-1.94341647163363</text:p>
                <draw:g>
                  <svg:desc>100pattsK.C2:100pattsK.C8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-1.15200309344505">
                <text:p>-1.1520030934450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-0.434402824145775">
                <text:p>-0.43440282414577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622930350920177">
                <text:p>0.622930350920177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.68257329734758">
                <text:p>1.68257329734758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2.68032435684402">
                <text:p>2.68032435684402</text:p>
              </table:table-cell>
            </table:table-row>
            <table:table-row>
              <table:table-cell office:value-type="float" office:value="6400000">
                <text:p>6400000</text:p>
              </table:table-cell>
              <table:table-cell office:value-type="float" office:value="3.70265754339091">
                <text:p>3.70265754339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